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" style:family="paragraph" style:parent-style-name="Standard">
      <style:paragraph-properties fo:margin-left="0cm" fo:margin-right="0cm" fo:text-indent="0.432cm" style:auto-text-indent="false"/>
    </style:style>
    <style:style style:name="P4" style:family="paragraph" style:parent-style-name="Standard">
      <style:paragraph-properties fo:margin-top="0.106cm" fo:margin-bottom="0cm" loext:contextual-spacing="false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fo:font-style="italic" style:font-style-asian="italic"/>
    </style:style>
    <style:style style:name="P7" style:family="paragraph" style:parent-style-name="Standard">
      <style:text-properties style:font-name="Liberation Serif" officeooo:rsid="001063f3" officeooo:paragraph-rsid="001063f3"/>
    </style:style>
    <style:style style:name="P8" style:family="paragraph" style:parent-style-name="Standard">
      <style:text-properties style:font-name="Liberation Serif" style:font-weight-complex="bold"/>
    </style:style>
    <style:style style:name="P9" style:family="paragraph" style:parent-style-name="Standard">
      <style:paragraph-properties fo:margin-left="0cm" fo:margin-right="0cm" fo:text-indent="0.432cm" style:auto-text-indent="false"/>
    </style:style>
    <style:style style:name="P10" style:family="paragraph" style:parent-style-name="Standard">
      <style:paragraph-properties fo:margin-left="0cm" fo:margin-right="0cm" fo:text-indent="0.432cm" style:auto-text-indent="false"/>
      <style:text-properties style:font-name="Liberation Serif"/>
    </style:style>
    <style:style style:name="P11" style:family="paragraph" style:parent-style-name="Standard">
      <style:paragraph-properties fo:orphans="0" fo:widows="0" fo:keep-with-next="always"/>
      <style:text-properties style:font-name="Liberation Serif" style:font-weight-complex="bold"/>
    </style:style>
    <style:style style:name="P12" style:family="paragraph" style:parent-style-name="Standard">
      <style:paragraph-properties fo:orphans="0" fo:widows="0" fo:keep-with-next="always"/>
      <style:text-properties style:font-name="Liberation Serif"/>
    </style:style>
    <style:style style:name="P13" style:family="paragraph" style:parent-style-name="Heading_20_1">
      <style:text-properties style:font-name="Liberation Serif"/>
    </style:style>
    <style:style style:name="P14" style:family="paragraph" style:parent-style-name="Sangría_20_2_20_de_20_t._20_independiente">
      <style:text-properties style:font-name="Liberation Serif" officeooo:paragraph-rsid="001063f3"/>
    </style:style>
    <style:style style:name="P15" style:family="paragraph" style:parent-style-name="Text_20_body_20_indent">
      <style:text-properties style:font-name="Liberation Serif"/>
    </style:style>
    <style:style style:name="P16" style:family="paragraph" style:parent-style-name="Author">
      <style:text-properties style:font-name="Liberation Serif" officeooo:rsid="001063f3" officeooo:paragraph-rsid="001063f3"/>
    </style:style>
    <style:style style:name="P17" style:family="paragraph" style:parent-style-name="Title" style:master-page-name="Standard">
      <style:paragraph-properties style:page-number="auto"/>
      <style:text-properties officeooo:paragraph-rsid="001063f3"/>
    </style:style>
    <style:style style:name="P18" style:family="paragraph" style:parent-style-name="Abstract_20_Text">
      <style:text-properties style:font-name="Liberation Serif"/>
    </style:style>
    <style:style style:name="P19" style:family="paragraph" style:parent-style-name="Subtitle">
      <style:text-properties fo:font-size="2pt" officeooo:paragraph-rsid="001063f3" style:font-size-asian="1.75pt" style:font-size-complex="2pt"/>
    </style:style>
    <style:style style:name="P20" style:family="paragraph" style:parent-style-name="Affiliation">
      <style:text-properties officeooo:rsid="001063f3" officeooo:paragraph-rsid="001063f3"/>
    </style:style>
    <style:style style:name="P21" style:family="paragraph" style:parent-style-name="Affiliation">
      <style:text-properties officeooo:paragraph-rsid="0010e9a0"/>
    </style:style>
    <style:style style:name="P22" style:family="paragraph" style:parent-style-name="Abstract_20_Title">
      <style:text-properties style:font-name="Liberation Serif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63f3" style:font-weight-asian="bold" style:font-weight-complex="bold"/>
    </style:style>
    <style:style style:name="T4" style:family="text">
      <style:text-properties style:font-style-complex="italic"/>
    </style:style>
    <style:style style:name="T5" style:family="text">
      <style:text-properties officeooo:rsid="001063f3"/>
    </style:style>
    <style:style style:name="T6" style:family="text">
      <style:text-properties fo:font-style="normal" officeooo:rsid="001063f3" style:font-style-asian="normal" style:font-style-complex="italic"/>
    </style:style>
    <style:style style:name="T7" style:family="text">
      <style:text-properties officeooo:rsid="0010e9a0"/>
    </style:style>
    <style:style style:name="T8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9" style:family="text">
      <style:text-properties style:font-name="Liberation Serif" officeooo:rsid="001063f3"/>
    </style:style>
    <style:style style:name="T10" style:family="text">
      <style:text-properties style:font-name="Liberation Serif" fo:font-size="6pt" officeooo:rsid="001063f3" style:font-size-asian="5.25pt" style:font-size-complex="6pt"/>
    </style:style>
    <style:style style:name="Sect1" style:family="section">
      <style:section-properties style:writing-mode="lr-tb" style:editable="false">
        <style:columns fo:column-count="2" fo:column-gap="0.811cm">
          <style:column style:rel-width="32767*" fo:start-indent="0cm" fo:end-indent="0.406cm"/>
          <style:column style:rel-width="32768*" fo:start-indent="0.406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9">Cmput 399 Project Report</text:span></text:p>
      <text:p text:style-name="P19"><text:span text:style-name="T9"/></text:p>
      <text:p text:style-name="P16">Touqir Sajed, Tristan Meleshko, Zhaorui Chen</text:p>
      <text:p text:style-name="P20">University of Alberta</text:p>
      <text:p text:style-name="P21"><text:span text:style-name="T7">{touqir, tmeleshk, zhaorui} @ualberta.ca</text:span></text:p>
      <text:p text:style-name="P2"/>
      <text:p text:style-name="P1"/>
      <text:section text:style-name="Sect1" text:name="Sección1">
        <text:p text:style-name="P22">Abstract</text:p>
        <text:p text:style-name="P6"/>
        <text:p text:style-name="P18">….<text:span text:style-name="T3">i</text:span></text:p>
        <text:p text:style-name="P5"/>
        <text:h text:style-name="P13" text:outline-level="1">1. Introduction</text:h>
        <text:p text:style-name="P5"/>
        <text:p text:style-name="P14"><text:span text:style-name="T6">…..</text:span></text:p>
        <text:p text:style-name="P14"><text:span text:style-name="T6"/></text:p>
        <text:p text:style-name="P14"><text:span text:style-name="T6"/></text:p>
        <text:p text:style-name="P14"><text:span text:style-name="T6"/></text:p>
        <text:p text:style-name="P14"><text:span text:style-name="T6"/></text:p>
        <text:p text:style-name="P14"><text:span text:style-name="T6"/></text:p>
        <text:p text:style-name="P14"><text:span text:style-name="T6"/></text:p>
        <text:h text:style-name="P13" text:outline-level="1">2. <text:span text:style-name="T5">Choice of method</text:span></text:h>
        <text:p text:style-name="P5"/>
        <text:p text:style-name="P10">…...</text:p>
        <text:p text:style-name="P10"/>
        <text:p text:style-name="P10"/>
        <text:p text:style-name="P10"/>
        <text:p text:style-name="P10"/>
        <text:p text:style-name="P10"/>
        <text:p text:style-name="P10"/>
        <text:h text:style-name="P13" text:outline-level="1">3. <text:span text:style-name="T5">Model Description</text:span></text:h>
        <text:p text:style-name="P11"/>
        <text:p text:style-name="P15">…...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5"/>
        <text:h text:style-name="P13" text:outline-level="1">4. <text:span text:style-name="T5">Results</text:span></text:h>
        <text:p text:style-name="P7"/>
        <text:p text:style-name="P15">….....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5"/>
        <text:h text:style-name="P13" text:outline-level="1">5. <text:span text:style-name="T5">Discussion</text:span></text:h>
        <text:p text:style-name="P8"/>
        <text:p text:style-name="P10">….....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5"/>
        <text:h text:style-name="P13" text:outline-level="1">6. <text:span text:style-name="T5">Conclusion</text:span></text:h>
        <text:p text:style-name="P5"/>
        <text:p text:style-name="P10">…......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5"/>
        <text:h text:style-name="P13" text:outline-level="1">7. <text:span text:style-name="T5">Signature and Contribution</text:span></text:h>
        <text:p text:style-name="P12"/>
        <text:p text:style-name="P10">…......</text:p>
        <text:p text:style-name="P5"/>
        <text:p text:style-name="P5"/>
        <text:p text:style-name="P5"/>
        <text:p text:style-name="P5"/>
        <text:p text:style-name="P5"/>
        <text:p text:style-name="P5"/>
        <text:h text:style-name="P13" text:outline-level="1"><text:span text:style-name="T5">8</text:span>. <text:span text:style-name="T5">References</text:span></text:h>
        <text:p text:style-name="P5"/>
        <text:p text:style-name="P10">…......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3"/>
        <text:p text:style-name="P3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/>
    </style:style>
    <style:style style:name="Title" style:family="paragraph" style:parent-style-name="Standard" style:next-style-name="Subtitle" style:class="chapter">
      <style:paragraph-properties fo:margin-top="0.847cm" fo:margin-bottom="0cm" loext:contextual-spacing="false"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_20_Text" style:display-name="Abstract Text" style:family="paragraph" style:parent-style-name="Sangría_20_2_20_de_20_t._20_independiente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3.048cm" fo:margin-left="2.54cm" fo:margin-right="2.54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-paper-format</dc:title>
    <meta:creation-date>2015-12-03T15:37:40.873204720</meta:creation-date>
    <meta:editing-cycles>2</meta:editing-cycles>
    <meta:editing-duration>PT8M56S</meta:editing-duration>
    <meta:generator>LibreOffice/4.3.7.2$Linux_X86_64 LibreOffice_project/430m0$Build-2</meta:generator>
    <meta:keyword>IEEE</meta:keyword>
    <meta:keyword>Articles</meta:keyword>
    <meta:keyword>Scientific</meta:keyword>
    <dc:subject>Education</dc:subject>
    <dc:description>Author's Instruction for the Preparation of  Regular Papers</dc:description>
    <dc:date>2015-12-03T16:01:47.562053142</dc:date>
    <meta:document-statistic meta:table-count="0" meta:image-count="0" meta:object-count="0" meta:page-count="2" meta:paragraph-count="22" meta:word-count="48" meta:character-count="316" meta:non-whitespace-character-count="290"/>
    <meta:user-defined meta:name="Información 2"/>
    <meta:user-defined meta:name="Información 3"/>
    <meta:user-defined meta:name="Información 4"/>
    <meta:user-defined meta:name="License">&lt;a href="http://www.ieee.org/web/publications/rights/index.html#cr"&gt;IEEE Intellectual Property Rights&lt;/a&gt;</meta:user-defined>
  </office:meta>
</office:document-meta>
</file>